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f323" officeooo:paragraph-rsid="001cf323"/>
    </style:style>
    <style:style style:name="P2" style:family="paragraph" style:parent-style-name="Standard">
      <style:text-properties officeooo:rsid="001e0d4e" officeooo:paragraph-rsid="001e0d4e"/>
    </style:style>
    <style:style style:name="P3" style:family="paragraph" style:parent-style-name="Standard">
      <style:text-properties officeooo:rsid="002152d9" officeooo:paragraph-rsid="002152d9"/>
    </style:style>
    <style:style style:name="P4" style:family="paragraph" style:parent-style-name="Standard">
      <style:text-properties officeooo:rsid="0021d411" officeooo:paragraph-rsid="0021d411"/>
    </style:style>
    <style:style style:name="P5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" style:family="paragraph">
      <style:paragraph-properties fo:text-align="star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officeooo:rsid="001e0d4e"/>
    </style:style>
    <style:style style:name="T3" style:family="text">
      <style:text-properties officeooo:rsid="002328c3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true" form:apply-design-mode="tru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xt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r1" form:control-implementation="ooo:com.sun.star.form.component.RadioButton" xml:id="control2" form:id="control2" form:label="r1-a" form:current-select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r1" form:control-implementation="ooo:com.sun.star.form.component.RadioButton" xml:id="control3" form:id="control3" form:label="r1-b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r1" form:control-implementation="ooo:com.sun.star.form.component.RadioButton" xml:id="control4" form:id="control4" form:label="r1-c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checkbox form:name="checkbox1" form:control-implementation="ooo:com.sun.star.form.component.CheckBox" xml:id="control5" form:id="control5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box2" form:control-implementation="ooo:com.sun.star.form.component.CheckBox" xml:id="control6" form:id="control6" form:label="Check Box 2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box3" form:control-implementation="ooo:com.sun.star.form.component.CheckBox" xml:id="control7" form:id="control7" form:label="Check Box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radio form:name="r2" form:control-implementation="ooo:com.sun.star.form.component.RadioButton" xml:id="control8" form:id="control8" form:label="Option Butt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r2" form:control-implementation="ooo:com.sun.star.form.component.RadioButton" xml:id="control9" form:id="control9" form:label="Option Button 2" form:current-select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r2" form:control-implementation="ooo:com.sun.star.form.component.RadioButton" xml:id="control10" form:id="control10" form:label="Option Button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text form:name="text2" form:control-implementation="ooo:com.sun.star.form.component.TextField" xml:id="control11" form:id="control11" form:current-value="salad πʬ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list1" form:control-implementation="ooo:com.sun.star.form.component.ListBox" xml:id="control12" form:id="control12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five"/>
            <form:option form:label="six"/>
            <form:option form:label="seven"/>
            <form:option form:label="eight"/>
          </form:listbox>
          <form:listbox form:name="drop1" form:control-implementation="ooo:com.sun.star.form.component.ListBox" xml:id="control13" form:id="control13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nine"/>
            <form:option form:label="ten"/>
            <form:option form:label="elephant"/>
            <form:option form:label="twelve"/>
          </form:listbox>
          <form:combobox form:name="combolist1" form:control-implementation="ooo:com.sun.star.form.component.ComboBox" xml:id="control14" form:id="control14" form:size="20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one"/>
            <form:item form:label="two"/>
            <form:item form:label="pi"/>
            <form:item form:label="four"/>
          </form:combobox>
          <form:combobox form:name="combodrop1" form:control-implementation="ooo:com.sun.star.form.component.ComboBox" xml:id="control15" form:id="control15" form:dropdown="true" form:size="20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alpha"/>
            <form:item form:label="beta"/>
            <form:item form:label="gamma"/>
            <form:item form:label="delta"/>
          </form:combo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ontrol text:anchor-type="paragraph" draw:z-index="2" draw:name="Shape3" draw:style-name="gr2" draw:text-style-name="P6" svg:width="1.7425in" svg:height="0.237in" svg:x="1.3173in" svg:y="1.2972in" draw:control="control3"/>Where’s my form?</text:p>
      <text:p text:style-name="P1"/>
      <text:p text:style-name="P1">Te<text:span text:style-name="T2">x</text:span>t Field <text:s text:c="4"/><draw:control text:anchor-type="as-char" draw:z-index="0" draw:name="Shape1" draw:style-name="gr1" draw:text-style-name="P5" svg:width="1.9898in" svg:height="0.2886in" draw:control="control1"/></text:p>
      <text:p text:style-name="P1"/>
      <text:p text:style-name="P3"><draw:control text:anchor-type="paragraph" draw:z-index="1" draw:name="Shape2" draw:style-name="gr2" draw:text-style-name="P6" svg:width="2.5476in" svg:height="0.3315in" svg:x="1.3173in" svg:y="0.0917in" draw:control="control2"/>radio 1</text:p>
      <text:p text:style-name="P2"/>
      <text:p text:style-name="P2"/>
      <text:p text:style-name="P2"><draw:control text:anchor-type="paragraph" draw:z-index="3" draw:name="Shape4" draw:style-name="gr2" draw:text-style-name="P6" svg:width="1.648in" svg:height="0.1898in" svg:x="1.2984in" svg:y="0.1709in" draw:control="control4"/></text:p>
      <text:p text:style-name="P2"/>
      <text:p text:style-name="P2"/>
      <text:p text:style-name="P2"/>
      <text:p text:style-name="P3"><draw:control text:anchor-type="paragraph" draw:z-index="4" draw:name="Shape5" draw:style-name="gr2" draw:text-style-name="P6" svg:width="1.2031in" svg:height="0.4453in" svg:x="0.8437in" svg:y="0.0016in" draw:control="control5"/>check</text:p>
      <text:p text:style-name="P2"/>
      <text:p text:style-name="P2"><draw:control text:anchor-type="paragraph" draw:z-index="5" draw:name="Shape6" draw:style-name="gr2" draw:text-style-name="P6" svg:width="1.1843in" svg:height="0.2933in" svg:x="0.8437in" svg:y="0.0634in" draw:control="control6"/></text:p>
      <text:p text:style-name="P2"/>
      <text:p text:style-name="P2"><draw:control text:anchor-type="paragraph" draw:z-index="6" draw:name="Shape7" draw:style-name="gr2" draw:text-style-name="P6" svg:width="1.0043in" svg:height="0.237in" svg:x="0.8437in" svg:y="0.0862in" draw:control="control7"/></text:p>
      <text:p text:style-name="P2"/>
      <text:p text:style-name="P2"/>
      <text:p text:style-name="P2"/>
      <text:p text:style-name="P2"><draw:control text:anchor-type="paragraph" draw:z-index="7" draw:name="Shape8" draw:style-name="gr2" draw:text-style-name="P6" svg:width="2.3488in" svg:height="0.4268in" svg:x="0.8437in" svg:y="0.7862in" draw:control="control8"/></text:p>
      <text:p text:style-name="P2"/>
      <text:p text:style-name="P2"/>
      <text:p text:style-name="P3">radio 2</text:p>
      <text:p text:style-name="P2"/>
      <text:p text:style-name="P2"><draw:control text:anchor-type="paragraph" draw:z-index="8" draw:name="Shape9" draw:style-name="gr2" draw:text-style-name="P6" svg:width="2.5094in" svg:height="0.4268in" svg:x="0.8535in" svg:y="0.1874in" draw:control="control9"/></text:p>
      <text:p text:style-name="P2"/>
      <text:p text:style-name="P2"><draw:control text:anchor-type="paragraph" draw:z-index="9" draw:name="Shape10" draw:style-name="gr2" draw:text-style-name="P6" svg:width="1.9323in" svg:height="0.465in" svg:x="0.8535in" svg:y="0.1827in" draw:control="control10"/></text:p>
      <text:p text:style-name="P2"/>
      <text:p text:style-name="P2"/>
      <text:p text:style-name="P2"/>
      <text:p text:style-name="P2"/>
      <text:p text:style-name="P2"/>
      <text:p text:style-name="P2"><draw:control text:anchor-type="paragraph" draw:z-index="10" draw:name="Shape11" draw:style-name="gr3" draw:text-style-name="P6" svg:width="3.3807in" svg:height="0.3323in" svg:x="0.7492in" svg:y="0.078in" draw:control="control11"/></text:p>
      <text:p text:style-name="P2">Potato</text:p>
      <text:p text:style-name="P2"/>
      <text:p text:style-name="P2"><draw:control text:anchor-type="paragraph" draw:z-index="11" draw:name="Shape13" draw:style-name="gr3" draw:text-style-name="P7" svg:width="0.9378in" svg:height="1.1276in" svg:x="1.3783in" svg:y="0.1382in" draw:control="control12"/><draw:control text:anchor-type="paragraph" draw:z-index="13" draw:name="Shape12" draw:style-name="gr4" draw:text-style-name="P7" svg:width="0.8335in" svg:height="1.0894in" svg:x="4.7882in" svg:y="0.1382in" draw:control="control14"/></text:p>
      <text:p text:style-name="P2"/>
      <text:p text:style-name="P4">List<text:tab/><text:tab/><text:tab/><text:tab/><text:tab/><text:tab/><text:span text:style-name="T3">Combo as list</text:span></text:p>
      <text:p text:style-name="P3"/>
      <text:p text:style-name="P3"/>
      <text:p text:style-name="P3"/>
      <text:p text:style-name="P3"/>
      <text:p text:style-name="P3"><draw:control text:anchor-type="paragraph" draw:z-index="14" draw:name="Shape15" draw:style-name="gr4" draw:text-style-name="P7" svg:width="1.0705in" svg:height="0.5398in" svg:x="4.7972in" svg:y="0.1508in" draw:control="control15"/></text:p>
      <text:p text:style-name="P4"><draw:control text:anchor-type="paragraph" draw:z-index="12" draw:name="Shape14" draw:style-name="gr3" draw:text-style-name="P7" svg:width="1.2504in" svg:height="0.398in" svg:x="1.3882in" svg:y="0.0201in" draw:control="control13"/>Dropdown<text:tab/><text:tab/><text:tab/><text:tab/><text:tab/><text:span text:style-name="T3">Combo as dropdow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13:54:11.363008868</meta:creation-date>
    <dc:date>2019-01-03T09:44:58.055987975</dc:date>
    <meta:editing-duration>PT1H54M47S</meta:editing-duration>
    <meta:editing-cycles>7</meta:editing-cycles>
    <meta:generator>LibreOffice/6.1.2.1$Linux_X86_64 LibreOffice_project/10$Build-1</meta:generator>
    <meta:document-statistic meta:table-count="0" meta:image-count="0" meta:object-count="0" meta:page-count="1" meta:paragraph-count="8" meta:word-count="19" meta:character-count="109" meta:non-whitespace-character-count="84"/>
  </office:meta>
</office:document-meta>
</file>